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Test.set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.setCounts( long runs , long failures , long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Test.JUnitTest( String name , boolean haltOnError , boolean haltOnFailure , boolean filter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est.setOutfi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.setRunTime( long ru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.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.ru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UnitTest.JUni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nitTest.getOu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.get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.JUnitTes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.addFormattersTo( Vector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est.shouldRun(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UnitTest.setProperties( Hashtable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est.getForma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Test.fail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